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7984" officeooo:paragraph-rsid="00007984"/>
    </style:style>
    <style:style style:name="P2" style:family="paragraph">
      <loext:graphic-properties draw:fill="none"/>
    </style:style>
    <style:style style:name="gr1" style:family="graphic">
      <style:graphic-properties draw:textarea-horizontal-align="justify" draw:textarea-vertical-align="middle" draw:auto-grow-height="false" fo:min-height="1.685cm" fo:min-width="1.9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none" draw:textarea-horizontal-align="justify" draw:textarea-vertical-align="middle" draw:auto-grow-height="false" fo:min-height="2.328cm" fo:min-width="3.20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asured is inside native:</text:p>
      <text:p text:style-name="P1"/>
      <text:p text:style-name="P1"/>
      <text:p text:style-name="P1"><draw:custom-shape text:anchor-type="paragraph" draw:z-index="1" draw:name="Shape2" draw:style-name="gr2" draw:text-style-name="P2" svg:width="6.404cm" svg:height="6.986cm" svg:x="9.257cm" svg:y="0.139cm"><text:p/><draw:enhanced-geometry svg:viewBox="0 0 21600 21600" draw:glue-points="?f0 0 ?f1 10800 0 21600 10800 21600 21600 21600 ?f7 10800" draw:text-areas="?f1 10800 ?f2 18000 ?f3 7200 ?f4 21600" draw:type="isosceles-triangle" draw:modifiers="10440.0991462407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Measured redX 630<text:tab/><text:tab/><text:tab/>Native redX 640</text:p>
      <text:p text:style-name="P1">Measured redY 340<text:tab/><text:tab/><text:tab/>Native redY 330</text:p>
      <text:p text:style-name="P1"/>
      <text:p text:style-name="P1"><draw:custom-shape text:anchor-type="paragraph" draw:z-index="0" draw:name="Shape1" draw:style-name="gr1" svg:width="3.943cm" svg:height="5.054cm" svg:x="10.289cm" svg:y="0.044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OffsetX(rXO) = rXN – rX = +10</text:p>
      <text:p text:style-name="P1">OffsetY(rYO) = rYN – rY = <text:s/>-10</text:p>
      <text:p text:style-name="P1"/>
      <text:p text:style-name="P1">Target x = comX + rXO = 630 + 10 = 640</text:p>
      <text:p text:style-name="P1">Target y = comY + rYO = 340 – 10 = 330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19-09-26T16:49:44.446000000</dc:date>
    <meta:editing-duration>PT6H39M5S</meta:editing-duration>
    <meta:editing-cycles>2</meta:editing-cycles>
    <meta:document-statistic meta:table-count="0" meta:image-count="0" meta:object-count="0" meta:page-count="1" meta:paragraph-count="7" meta:word-count="51" meta:character-count="231" meta:non-whitespace-character-count="179"/>
  </office:meta>
</office:document-meta>
</file>